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2.501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ds Club</text:h>
      <text:p text:style-name="Standard"/>
      <text:p text:style-name="Standard">Hi Guys,</text:p>
      <text:p text:style-name="Standard"/>
      <text:p text:style-name="P3">Here's the new plan for Kids Club.</text:p>
      <text:p text:style-name="P3">I hope you're sitting comfortably, it's quite a long read.</text:p>
      <text:p text:style-name="Standard"/>
      <text:p text:style-name="Standard">On the Award Sheets the Bold text is for the kids.</text:p>
      <text:p text:style-name="Standard">The Italic text is notes for the instructors.</text:p>
      <text:p text:style-name="Standard">For now, the notes are just for our use.</text:p>
      <text:p text:style-name="Standard"/>
      <text:p text:style-name="Standard">As you read through the sheets, please consider:</text:p>
      <text:p text:style-name="Standard"/>
      <text:p text:style-name="P1">Order of the items</text:p>
      <text:p text:style-name="P2">Does the sequence make sense?</text:p>
      <text:p text:style-name="P2">Should the items appear in a different order?</text:p>
      <text:p text:style-name="Standard"/>
      <text:p text:style-name="P1">Relevance</text:p>
      <text:p text:style-name="P2">Should this item be on this award?</text:p>
      <text:p text:style-name="P2">Should we even be teaching this in the first place?</text:p>
      <text:p text:style-name="Standard"/>
      <text:p text:style-name="P1">Missing</text:p>
      <text:p text:style-name="P2">Is there something obvious missing from the sheet?</text:p>
      <text:p text:style-name="Standard"/>
      <text:p text:style-name="P1">Teaching</text:p>
      <text:p text:style-name="P2">You will be teaching these skills, do you understand everything?</text:p>
      <text:p text:style-name="P2">Are the skills on the sheet:</text:p>
      <text:p text:style-name="P4">Too advanced?</text:p>
      <text:p text:style-name="P4">Impractical?</text:p>
      <text:p text:style-name="P4">Poorly described?</text:p>
      <text:p text:style-name="P2"/>
      <text:p text:style-name="P1">Assessments</text:p>
      <text:p text:style-name="P2">This is the hard bit.</text:p>
      <text:p text:style-name="P2">What qualities do we expect from a child who will pass this award?</text:p>
      <text:p text:style-name="P2">How would you describe the necessary skills?</text:p>
      <text:p text:style-name="Standard"/>
      <text:p text:style-name="Standard">If you have any ideas at all, please write them on the sheets.</text:p>
      <text:p text:style-name="Standard">(It would also be helpful if you initial your comments)</text:p>
      <text:p text:style-name="Standard"/>
      <text:p text:style-name="Standard">Thanks for your help,</text:p>
      <text:p text:style-name="P2">Rich</text:p>
      <text:p text:style-name="Standard"/>
      <text:p text:style-name="Standard"/>
      <text:p text:style-name="Standard">Adam Ben Caroline Duncan Graeme JamesE JamesS JoeB JoeC Lydia Nina Rich Sarah Tom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1" svg:font-family="'Arial Unicode M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ial Unicode M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29T21:19:19</dc:date>
    <dc:creator>Richard Russon</dc:creator>
    <meta:generator>LibreOffice/3.3$Unix LibreOffice_project/330m19$Build-301</meta:generator>
    <meta:editing-duration>PT5M45S</meta:editing-duration>
    <meta:editing-cycles>2</meta:editing-cycles>
    <meta:document-statistic meta:table-count="0" meta:image-count="0" meta:object-count="0" meta:page-count="1" meta:paragraph-count="31" meta:word-count="191" meta:character-count="1043"/>
  </office:meta>
</office:document-meta>
</file>